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2]-[.F12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2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text>R$""""""""""""""""</number:text>
      <number:number number:decimal-places="0" number:min-decimal-places="0" number:min-integer-digits="1" number:grouping="true"/>
    </number:number-style>
    <number:number-style style:name="N12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0">
      <number:text>R$-""""""""""""""""</number:text>
      <style:map style:condition="value()&gt;0" style:apply-style-name="N120P0"/>
      <style:map style:condition="value()&lt;0" style:apply-style-name="N120P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month number:textual="true"/>
      <number:text> </number:text>
      <number:year/>
    </number:date-style>
    <number:time-style style:name="N131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 number:style="long"/>
      <number:text>. </number:text>
      <number:month number:textual="true"/>
      <number:text> </number:text>
      <number:year/>
    </number:date-style>
    <number:number-style style:name="N151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1">
      <number:text>(</number:text>
      <number:currency-symbol/>
      <number:text>\,)</number:text>
      <style:map style:condition="value()&gt;=0" style:apply-style-name="N151P0"/>
    </number:currency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percentage-style style:name="N154">
      <number:number number:decimal-places="1" number:min-decimal-places="1" number:min-integer-digits="1"/>
      <number:text>%</number:text>
    </number:percentag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min-integer-digits="1"/>
    </number:number-style>
    <number:number-style style:name="N157P1" style:volatile="true">
      <number:number number:min-integer-digits="1"/>
    </number:number-style>
    <number:number-style style:name="N15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9">
      <number:text>-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min-integer-digits="1"/>
    </number:number-style>
    <number:number-style style:name="N160P1" style:volatile="true">
      <number:number number:min-integer-digits="1"/>
    </number:number-style>
    <number:number-style style:name="N160">
      <number:text>- DM""""""""""""""""""""""""""""""""""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09:56:17.7230000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09:56:17.7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01T09:56:27.004000000</dc:date>
    <dc:language>pt-PT</dc:language>
    <meta:editing-cycles>591</meta:editing-cycles>
    <meta:editing-duration>P3DT2H24M17S</meta:editing-duration>
    <meta:print-date>2019-10-03T14:53:22.911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